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Char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getBaselineShi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getAlignmentAdju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getTextDeco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validateChildNode( Locator loc , String ns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acter.getLin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getKeepWith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getKeepWith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CharIterator.nextCh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racter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get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CharIterator.FOCharIterator( Character foCh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.getWordSp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Charact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getCommon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Char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char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getCommonBorderPadding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CharIterator.replace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getCommonHyphe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getDominantBas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getLetterSp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getAlignmentBas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